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6177" officeooo:paragraph-rsid="00176177"/>
    </style:style>
    <style:style style:name="P2" style:family="paragraph" style:parent-style-name="Standard">
      <style:text-properties fo:font-variant="normal" fo:text-transform="none" fo:color="#000000" style:font-name="Helvetica" fo:font-size="14.25pt" fo:letter-spacing="normal" fo:font-style="normal" fo:font-weight="normal" officeooo:rsid="00176177" officeooo:paragraph-rsid="00176177"/>
    </style:style>
    <style:style style:name="P3" style:family="paragraph" style:parent-style-name="Text_20_body">
      <style:text-properties fo:font-variant="normal" fo:text-transform="none" fo:color="#000000" style:font-name="Helvetica" fo:font-size="14.25pt" fo:letter-spacing="normal" fo:font-style="normal" fo:font-weight="normal" officeooo:rsid="00176177" officeooo:paragraph-rsid="00176177"/>
    </style:style>
    <style:style style:name="T1" style:family="text">
      <style:text-properties fo:color="#333333"/>
    </style:style>
    <style:style style:name="T2" style:family="text">
      <style:text-properties fo:color="#333333" style:font-name="Open Sans" fo:font-size="13.5pt"/>
    </style:style>
    <style:style style:name="T3" style:family="text">
      <style:text-properties fo:color="#333333" style:font-name="Open Sans" fo:font-size="13.5pt" fo:font-weight="bold"/>
    </style:style>
    <style:style style:name="T4" style:family="text">
      <style:text-properties fo:color="#333333" style:font-name="Open Sans" fo:font-size="13.5pt" fo:font-weight="bold" fo:background-color="#ffffff" loext:char-shading-value="0" loext:padding="0cm" loext:border="none"/>
    </style:style>
    <style:style style:name="T5" style:family="text">
      <style:text-properties fo:color="#333333" style:font-name="Open Sans" fo:font-size="13.5pt" fo:font-weight="bold" loext:padding="0cm" loext:border="none"/>
    </style:style>
    <style:style style:name="T6" style:family="text">
      <style:text-properties fo:color="#5791c1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7" style:family="text">
      <style:text-properties fo:color="#5791c1" style:text-line-through-style="none" style:text-line-through-type="none" style:font-name="Open Sans" fo:font-size="13.5pt" style:text-underline-style="none" fo:font-weight="bold" style:text-blinking="false" fo:background-color="#ffffff" loext:char-shading-value="0" loext:padding="0cm" loext:border="none"/>
    </style:style>
    <style:style style:name="T8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4"/><text:span text:style-name="T8">O que é alegria</text:span></text:p>
      <text:p text:style-name="P2">Uma pessoa recebe um presente no dia do seu aniversário e se sente muito alegre com aquilo. Aqui há a alegria que é uma emoção e algo que aconteceu naquele momento e que pode durar por mais alguns dias.</text:p>
      <text:p text:style-name="P2"><text:span text:style-name="T3">A alegria é uma das 5 emoções naturais do ser humano, junto com a</text:span><text:a xlink:type="simple" xlink:href="https://blog.eurekka.me/tristeza/" office:target-frame-name="_blank" xlink:show="new" text:style-name="Internet_20_link" text:visited-style-name="Visited_20_Internet_20_Link"><text:span text:style-name="T6"> </text:span></text:a><text:a xlink:type="simple" xlink:href="https://blog.eurekka.me/tristeza/" office:target-frame-name="_blank" xlink:show="new" text:style-name="Internet_20_link" text:visited-style-name="Visited_20_Internet_20_Link"><text:span text:style-name="T7">tristeza</text:span></text:a><text:span text:style-name="T3">, o nojo, o </text:span><text:a xlink:type="simple" xlink:href="https://blog.eurekka.me/medo/" office:target-frame-name="_blank" xlink:show="new" text:style-name="Internet_20_link" text:visited-style-name="Visited_20_Internet_20_Link"><text:span text:style-name="T7">medo</text:span></text:a><text:span text:style-name="T1"> </text:span><text:span text:style-name="T3">e a </text:span><text:a xlink:type="simple" xlink:href="https://blog.eurekka.me/raiva/" office:target-frame-name="_blank" xlink:show="new" text:style-name="Internet_20_link" text:visited-style-name="Visited_20_Internet_20_Link"><text:span text:style-name="T7">raiva</text:span></text:a><text:span text:style-name="T3">. Os estudos a consideram a emoção mais </text:span><text:span text:style-name="Strong_20_Emphasis"><text:span text:style-name="T4">positiva</text:span></text:span><text:span text:style-name="T3">, pois funciona como uma </text:span><text:span text:style-name="Strong_20_Emphasis"><text:span text:style-name="T4">recompensa</text:span></text:span><text:span text:style-name="T3">. Então, se você está se esforçando para conquistar uma promoção no trabalho e estuda muito, o que motiva tudo isso é o fato de que, no final, você terá uma sensação de plenitude, de satisfação, portanto, de alegria.</text:span></text:p>
      <text:p text:style-name="P3"><text:span text:style-name="T2">Se ocorrer o contrário, você fica triste por um certo período; mas, em outra chance, você tentará de novo. Afinal, você sabe que a </text:span><text:span text:style-name="Strong_20_Emphasis"><text:span text:style-name="T5">sensação </text:span></text:span><text:span text:style-name="T2">de desejar alguma coisa e trabalhar por ela, pode trazer muita alegria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sans-serif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2T14:22:45.127765861</meta:creation-date>
    <dc:date>2022-09-02T14:32:03.198016180</dc:date>
    <meta:editing-duration>PT9M18S</meta:editing-duration>
    <meta:editing-cycles>1</meta:editing-cycles>
    <meta:document-statistic meta:table-count="0" meta:image-count="0" meta:object-count="0" meta:page-count="1" meta:paragraph-count="5" meta:word-count="153" meta:character-count="892" meta:non-whitespace-character-count="678"/>
    <meta:generator>LibreOffice/5.1.6.2$Linux_X86_64 LibreOffice_project/10m0$Build-2</meta:generator>
  </office:meta>
</office:document-meta>
</file>